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in" fo:margin-right="0in" fo:line-height="100%" fo:text-indent="0in" style:auto-text-indent="false" fo:break-before="auto" fo:break-after="auto"/>
    </style:style>
    <style:style style:name="P2" style:family="paragraph" style:parent-style-name="Standard">
      <style:paragraph-properties fo:text-align="center" style:justify-single-word="false" fo:break-before="auto" fo:break-after="auto"/>
      <style:text-properties style:font-name="Courier New" fo:font-weight="bold" style:font-name-asian="Courier New1" style:font-weight-asian="bold" style:font-name-complex="Courier New1"/>
    </style:style>
    <style:style style:name="P3" style:family="paragraph" style:parent-style-name="Standard">
      <style:paragraph-properties fo:margin-left="1in" fo:margin-right="0in" fo:line-height="100%" fo:text-indent="0in" style:auto-text-indent="false" fo:break-before="auto" fo:break-after="auto"/>
      <style:text-properties style:font-name="Courier New" fo:font-weight="bold" fo:background-color="#ff00ff" style:font-name-asian="Courier New1" style:font-weight-asian="bold" style:font-name-complex="Courier New1"/>
    </style:style>
    <style:style style:name="P4" style:family="paragraph" style:parent-style-name="Standard">
      <style:paragraph-properties fo:break-before="auto" fo:break-after="auto"/>
      <style:text-properties fo:background-color="#ea9999"/>
    </style:style>
    <style:style style:name="P5" style:family="paragraph" style:parent-style-name="Standard">
      <style:paragraph-properties fo:break-before="auto" fo:break-after="auto"/>
      <style:text-properties fo:background-color="#00ffff"/>
    </style:style>
    <style:style style:name="P6" style:family="paragraph" style:parent-style-name="Standard">
      <style:paragraph-properties fo:break-before="auto" fo:break-after="auto"/>
      <style:text-properties fo:background-color="#ff0000"/>
    </style:style>
    <style:style style:name="P7" style:family="paragraph" style:parent-style-name="Standard">
      <style:paragraph-properties fo:break-before="auto" fo:break-after="auto"/>
      <style:text-properties fo:background-color="#b6d7a8"/>
    </style:style>
    <style:style style:name="P8" style:family="paragraph" style:parent-style-name="Standard">
      <style:paragraph-properties fo:break-before="auto" fo:break-after="auto"/>
      <style:text-properties fo:background-color="#ffff00"/>
    </style:style>
    <style:style style:name="P9" style:family="paragraph" style:parent-style-name="Standard">
      <style:paragraph-properties fo:break-before="auto" fo:break-after="auto"/>
      <style:text-properties fo:color="#ffffff" loext:opacity="100%" fo:background-color="#000080"/>
    </style:style>
    <style:style style:name="P10" style:family="paragraph" style:parent-style-name="Standard">
      <style:paragraph-properties fo:break-before="auto" fo:break-after="auto"/>
      <style:text-properties fo:background-color="#b4a7d6"/>
    </style:style>
    <style:style style:name="P11" style:family="paragraph" style:parent-style-name="Standard">
      <style:paragraph-properties fo:break-before="auto" fo:break-after="auto"/>
      <style:text-properties fo:background-color="#f9cb9c"/>
    </style:style>
    <style:style style:name="P12" style:family="paragraph" style:parent-style-name="Standard">
      <style:paragraph-properties fo:break-before="auto" fo:break-after="auto"/>
      <style:text-properties fo:background-color="#ff00ff"/>
    </style:style>
    <style:style style:name="P13" style:family="paragraph" style:parent-style-name="Standard">
      <style:text-properties officeooo:rsid="0016dd80" officeooo:paragraph-rsid="0016dd80" fo:background-color="#650953"/>
    </style:style>
    <style:style style:name="P14" style:family="paragraph" style:parent-style-name="Standard" style:master-page-name="Standard">
      <style:paragraph-properties fo:margin-left="1in" fo:margin-right="0in" fo:line-height="100%" fo:text-indent="0in" style:auto-text-indent="false" style:page-number="1" fo:break-before="auto" fo:break-after="auto"/>
    </style:style>
    <style:style style:name="P15" style:family="paragraph" style:parent-style-name="Standard">
      <style:paragraph-properties fo:margin-left="1in" fo:margin-right="0in" fo:line-height="100%" fo:text-indent="0in" style:auto-text-indent="false" fo:break-before="auto" fo:break-after="auto"/>
      <style:text-properties style:font-name="Courier New" fo:font-weight="bold" fo:background-color="#81d41a" style:font-name-asian="Courier New1" style:font-weight-asian="bold" style:font-name-complex="Courier New1"/>
    </style:style>
    <style:style style:name="P16" style:family="paragraph" style:parent-style-name="Standard">
      <style:paragraph-properties fo:break-before="auto" fo:break-after="auto"/>
      <style:text-properties fo:background-color="#00ff00"/>
    </style:style>
    <style:style style:name="P17" style:family="paragraph" style:parent-style-name="Standard">
      <style:text-properties officeooo:rsid="001d6ea1" officeooo:paragraph-rsid="001d6ea1" fo:background-color="#81d41a" style:language-asian="ja" style:country-asian="JP"/>
    </style:style>
    <style:style style:name="T1" style:family="text">
      <style:text-properties style:font-name="Courier New" fo:font-weight="bold" fo:background-color="#ea9999" loext:char-shading-value="0" style:font-name-asian="Courier New1" style:font-weight-asian="bold" style:font-name-complex="Courier New1"/>
    </style:style>
    <style:style style:name="T2" style:family="text">
      <style:text-properties style:font-name="Courier New" fo:font-weight="bold" style:font-name-asian="Courier New1" style:font-weight-asian="bold" style:font-name-complex="Courier New1"/>
    </style:style>
    <style:style style:name="T3" style:family="text">
      <style:text-properties style:font-name="Courier New" fo:font-weight="bold" fo:background-color="#00ffff" loext:char-shading-value="0" style:font-name-asian="Courier New1" style:font-weight-asian="bold" style:font-name-complex="Courier New1"/>
    </style:style>
    <style:style style:name="T4" style:family="text">
      <style:text-properties style:font-name="Courier New" fo:font-weight="bold" fo:background-color="#ff0000" loext:char-shading-value="0" style:font-name-asian="Courier New1" style:font-weight-asian="bold" style:font-name-complex="Courier New1"/>
    </style:style>
    <style:style style:name="T5" style:family="text">
      <style:text-properties style:font-name="Courier New" fo:font-weight="bold" fo:background-color="#ffff00" loext:char-shading-value="0" style:font-name-asian="Courier New1" style:font-weight-asian="bold" style:font-name-complex="Courier New1"/>
    </style:style>
    <style:style style:name="T6" style:family="text">
      <style:text-properties style:font-name="Courier New" fo:font-weight="bold" fo:background-color="#00ff00" loext:char-shading-value="0" style:font-name-asian="Courier New1" style:font-weight-asian="bold" style:font-name-complex="Courier New1"/>
    </style:style>
    <style:style style:name="T7" style:family="text">
      <style:text-properties style:font-name="Courier New" fo:font-weight="bold" fo:background-color="#ff00ff" loext:char-shading-value="0" style:font-name-asian="Courier New1" style:font-weight-asian="bold" style:font-name-complex="Courier New1"/>
    </style:style>
    <style:style style:name="T8" style:family="text">
      <style:text-properties style:font-name="Courier New" fo:font-weight="bold" fo:background-color="#b6d7a8" loext:char-shading-value="0" style:font-name-asian="Courier New1" style:font-weight-asian="bold" style:font-name-complex="Courier New1"/>
    </style:style>
    <style:style style:name="T9" style:family="text">
      <style:text-properties style:font-name="Courier New" fo:font-weight="bold" fo:background-color="#b4a7d6" loext:char-shading-value="0" style:font-name-asian="Courier New1" style:font-weight-asian="bold" style:font-name-complex="Courier New1"/>
    </style:style>
    <style:style style:name="T10" style:family="text">
      <style:text-properties style:font-name="Courier New" fo:font-weight="bold" fo:background-color="#f9cb9c" loext:char-shading-value="0" style:font-name-asian="Courier New1" style:font-weight-asian="bold" style:font-name-complex="Courier New1"/>
    </style:style>
    <style:style style:name="T11" style:family="text">
      <style:text-properties style:font-name="Courier New" fo:font-weight="bold" fo:background-color="#650953" loext:char-shading-value="0" style:font-name-asian="Courier New1" style:font-weight-asian="bold" style:font-name-complex="Courier New1"/>
    </style:style>
    <style:style style:name="T12" style:family="text">
      <style:text-properties style:font-name="Courier New" fo:font-weight="bold" fo:background-color="#81d41a" loext:char-shading-value="0" style:font-name-asian="Courier New1" style:font-weight-asian="bold" style:font-name-complex="Courier New1"/>
    </style:style>
    <style:style style:name="T13" style:family="text">
      <style:text-properties style:font-name="Courier New" fo:font-weight="bold" fo:background-color="#81d41a" loext:char-shading-value="0" style:font-name-asian="Courier New1" style:font-weight-asian="bold" style:font-name-complex="Courier New1"/>
    </style:style>
    <style:style style:name="T14" style:family="text">
      <style:text-properties fo:color="#ffffff" loext:opacity="100%" style:font-name="Courier New" fo:font-weight="bold" fo:background-color="#000080" loext:char-shading-value="0" style:font-name-asian="Courier New1" style:font-weight-asian="bold" style:font-name-complex="Courier New1"/>
    </style:style>
    <style:style style:name="T15" style:family="text">
      <style:text-properties officeooo:rsid="00183025"/>
    </style:style>
    <style:style style:name="T16" style:family="text">
      <style:text-properties officeooo:rsid="00186401"/>
    </style:style>
    <style:style style:name="T17" style:family="text">
      <style:text-properties officeooo:rsid="001a4d28"/>
    </style:style>
    <style:style style:name="T18" style:family="text">
      <style:text-properties officeooo:rsid="001bd04f"/>
    </style:style>
    <style:style style:name="T19" style:family="text">
      <style:text-properties officeooo:rsid="001d67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78 00</text:span><text:span text:style-name="T2"> F9 00 02 00 </text:span><text:span text:style-name="T3">7C 00</text:span><text:span text:style-name="T2"> </text:span><text:span text:style-name="T4">02 11</text:span><text:span text:style-name="T2"> 00 00 </text:span><text:span text:style-name="T8">78 00 00 00</text:span></text:p>
      <text:p text:style-name="P1"><text:span text:style-name="T5">3C 00 00 00</text:span><text:span text:style-name="T2"> </text:span><text:span text:style-name="T11">05</text:span><text:span text:style-name="T2"> 00 00 00 </text:span><text:span text:style-name="T14">9B 01 A0 01</text:span><text:span text:style-name="T2"> </text:span><text:span text:style-name="T9">14</text:span><text:span text:style-name="T2"> 00 00 </text:span><text:span text:style-name="T10">00</text:span></text:p>
      <text:p text:style-name="P1"><text:span text:style-name="T10">03 00 00</text:span><text:span text:style-name="T2"> 00 00 </text:span><text:span text:style-name="T6">02</text:span><text:span text:style-name="T2"> </text:span><text:span text:style-name="T13">83 5B 83 56 83 4A 82 CC 82 D3</text:span></text:p>
      <text:p text:style-name="P15">82 BE 82 F1 82 AC 00 00 00 00 00 00 00 00 00 00</text:p>
      <text:p text:style-name="P1"><text:span text:style-name="T13">00 00 00 00</text:span><text:span text:style-name="T2"> </text:span><text:span text:style-name="T7">4A 65 73 73 69 63 61 27 73 20 4F 75</text:span></text:p>
      <text:p text:style-name="P3">74 66 69 74 00 00 00 00 00 00 00 00 00 00 00 00</text:p>
      <text:p text:style-name="P3">00 00 00 00 00 00 00 00 00 00 00 00 00 00 00 00</text:p>
      <text:p text:style-name="P3">00 00 00 00 00 00 00 00 00 00 00 00 00 00 00 00</text:p>
      <text:p text:style-name="P3">00 00 00 00</text:p>
      <text:p text:style-name="P2"/>
      <text:p text:style-name="P4">Item ID</text:p>
      <text:p text:style-name="P5">Index of the icon to use for this item.</text:p>
      <text:p text:style-name="P6">Has to do with the “type” of item.</text:p>
      <text:p text:style-name="P7">Price: a 32-bit signed integer corresponding to the item’s retail price.</text:p>
      <text:p text:style-name="P8">Sell Price: a 32-bit signed integer corresponding to the item’s resale price.</text:p>
      <text:p text:style-name="P13">Curse? <text:span text:style-name="T15">Uncursed items = usually 4, sometimes 5, </text:span><text:span text:style-name="T16">or 00</text:span><text:span text:style-name="T15">; 0D = curse, </text:span><text:span text:style-name="T17">(maybe this is a bit value?) </text:span><text:span text:style-name="T18">seems like it’s always the bit at 000</text:span><text:span text:style-name="T19">0X</text:span><text:span text:style-name="T18">000</text:span><text:span text:style-name="T15"> </text:span></text:p>
      <text:p text:style-name="P9">Seems to have some effect on the “Use” command.</text:p>
      <text:p text:style-name="P10">A series of binary values, denoting which party members can and cannot equip the item. From smallest to largest, 1st place is Hero, 2nd is Yangus, 3rd is Jessica, 4th is Angelo, 5th is unassigned, 6th is Red, 7th is unassigned, and 8th is Morrie.</text:p>
      <text:p text:style-name="P11">A series of single byte values representing the item’s attack, defence, agility, and wisdom stats, respectively.</text:p>
      <text:p text:style-name="P16">Has an impact on the “Stats” view.</text:p>
      <text:p text:style-name="P17">Name (Shift-JIS)</text:p>
      <text:p text:style-name="P12">An ASCII string representing the name of the item. Doesn’t seem to do anyth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8-10T19:33:11.941000000</dc:date>
    <meta:editing-duration>PT8M40S</meta:editing-duration>
    <meta:editing-cycles>7</meta:editing-cycles>
    <meta:document-statistic meta:table-count="0" meta:image-count="0" meta:object-count="0" meta:page-count="1" meta:paragraph-count="21" meta:word-count="294" meta:character-count="1289" meta:non-whitespace-character-count="1015"/>
  </office:meta>
</office:document-meta>
</file>